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 style:parent-style-name="Standard">
      <style:text-properties style:script-type="latin"/>
    </style:style>
    <style:style style:name="T2" style:family="text" style:parent-style-name="Standard">
      <style:text-properties style:script-type="asian"/>
    </style:style>
    <style:style style:name="T3" style:family="text" style:parent-style-name="Standard">
      <style:text-properties style:script-type="complex"/>
    </style:style>
    <style:style style:name="T4" style:family="text" style:parent-style-name="Standard">
      <style:text-properties style:script-type="ignore"/>
    </style:style>
  </office:automatic-styles>
  <office:body>
    <office:text>
      <text:p><text:span text:style-name="T1">This is an example of set script type to latin.</text:span>
        </text:p>
      <text:p><text:span text:style-name="T2">This is an example of set script type to asian.</text:span>
        </text:p>
      <text:p><text:span text:style-name="T3">This is an example of set script type to complex.</text:span>
        </text:p>
      <text:p><text:span text:style-name="T4">This is an example of set script type to ignore.</text:span>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